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1.9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5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41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12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line-height="100%" fo:text-align="center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family="Arial" style:font-family-generic="swiss" style:font-pitch="variable" fo:font-size="12pt" fo:font-weight="bold"/>
    </style:style>
    <style:style style:name="P8" style:family="paragraph">
      <style:paragraph-properties fo:text-align="center"/>
      <style:text-properties fo:font-family="Arial" style:font-family-generic="swiss" style:font-pitch="variable" fo:font-size="12pt" fo:font-weight="bold"/>
    </style:style>
    <style:style style:name="P9" style:family="paragraph">
      <style:text-properties fo:font-family="Arial" style:font-family-generic="swiss" style:font-pitch="variable" fo:font-size="11pt" fo:font-weight="bold"/>
    </style:style>
    <style:style style:name="P10" style:family="paragraph">
      <style:paragraph-properties fo:margin-left="0cm" fo:margin-right="0cm" fo:text-indent="0cm"/>
      <style:text-properties fo:font-family="Arial" style:font-family-generic="swiss" style:font-pitch="variable" fo:font-size="16pt" fo:font-weight="bold"/>
    </style:style>
    <style:style style:name="P11" style:family="paragraph">
      <style:paragraph-properties fo:text-align="center"/>
      <style:text-properties fo:font-family="Arial" style:font-family-generic="swiss" style:font-pitch="variable" fo:font-size="16pt" fo:font-weight="bold"/>
    </style:style>
    <style:style style:name="P12" style:family="paragraph">
      <style:text-properties fo:color="#ff0000" fo:font-family="Arial" style:font-family-generic="swiss" style:font-pitch="variable" fo:font-size="22pt" fo:font-weight="bold"/>
    </style:style>
    <style:style style:name="P13" style:family="paragraph">
      <style:paragraph-properties fo:margin-left="0cm" fo:margin-right="0cm" fo:text-indent="0cm"/>
      <style:text-properties fo:font-family="Arial" style:font-family-generic="swiss" style:font-pitch="variable" fo:font-size="22pt" fo:font-weight="bold"/>
    </style:style>
    <style:style style:name="P14" style:family="paragraph">
      <style:paragraph-properties fo:margin-left="0cm" fo:margin-right="0cm" fo:text-indent="0cm"/>
      <style:text-properties fo:color="#ff0000" fo:font-family="Arial" style:font-family-generic="swiss" style:font-pitch="variable" fo:font-size="22pt" fo:font-weight="bold"/>
    </style:style>
    <style:style style:name="P1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2pt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family="Arial" style:font-family-generic="swiss" style:font-pitch="variable" fo:font-size="11pt" fo:font-weight="bold"/>
    </style:style>
    <style:style style:name="T4" style:family="text">
      <style:text-properties fo:font-family="Arial" style:font-family-generic="swiss" style:font-pitch="variable" fo:font-size="11pt" fo:font-weight="normal"/>
    </style:style>
    <style:style style:name="T5" style:family="text">
      <style:text-properties fo:font-family="Arial" style:font-family-generic="swiss" style:font-pitch="variable" fo:font-size="16pt" fo:font-weight="bold"/>
    </style:style>
    <style:style style:name="T6" style:family="text">
      <style:text-properties fo:color="#ff0000" fo:font-family="Arial" style:font-family-generic="swiss" style:font-pitch="variable" fo:font-size="22pt" fo:font-weight="bold"/>
    </style:style>
    <style:style style:name="T7" style:family="text">
      <style:text-properties fo:font-family="Arial" style:font-family-generic="swiss" style:font-pitch="variable"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1.43cm" svg:height="4.001cm" svg:x="15.497cm" svg:y="16.821cm">
          <text:p text:style-name="P2"/>
        </draw:rect>
        <draw:line draw:style-name="gr2" draw:text-style-name="P1" draw:layer="layout" svg:x1="15.497cm" svg:y1="19.856cm" svg:x2="26.931cm" svg:y2="19.856cm">
          <text:p text:style-name="P2"/>
        </draw:line>
        <draw:line draw:style-name="gr2" draw:text-style-name="P1" draw:layer="layout" svg:x1="21.355cm" svg:y1="19.856cm" svg:x2="21.355cm" svg:y2="20.832cm">
          <text:p text:style-name="P2"/>
        </draw:line>
        <draw:frame draw:style-name="gr3" draw:text-style-name="P3" draw:layer="layout" svg:width="2.136cm" svg:height="0.504cm" svg:x="17.576cm" svg:y="20.108cm">
          <draw:text-box>
            <text:p text:style-name="P2"><text:span text:style-name="T1">2008/08/12</text:span></text:p>
          </draw:text-box>
        </draw:frame>
        <draw:frame draw:style-name="gr4" draw:text-style-name="P3" draw:layer="layout" svg:width="5.412cm" svg:height="0.504cm" svg:x="21.45cm" svg:y="20.108cm">
          <draw:text-box>
            <text:p text:style-name="P2"><text:span text:style-name="T1">OrbPowerConandBattID.odg</text:span></text:p>
          </draw:text-box>
        </draw:frame>
        <draw:frame draw:style-name="gr5" draw:text-style-name="P5" draw:layer="layout" svg:width="4.807cm" svg:height="1.462cm" svg:x="18.414cm" svg:y="17.385cm">
          <draw:text-box>
            <text:p text:style-name="P4"><text:span text:style-name="T2">SWARM </text:span></text:p>
            <text:p text:style-name="P4"><text:span text:style-name="T2">Orb Power Connector &amp;</text:span></text:p>
            <text:p text:style-name="P4"><text:span text:style-name="T2">Battery Identification</text:span></text:p>
          </draw:text-box>
        </draw:frame>
        <draw:line draw:style-name="gr2" draw:text-style-name="P1" draw:layer="layout" svg:x1="9.03cm" svg:y1="13.871cm" svg:x2="9.03cm" svg:y2="19.777cm">
          <text:p text:style-name="P2"/>
        </draw:line>
        <draw:line draw:style-name="gr2" draw:text-style-name="P1" draw:layer="layout" svg:x1="6.587cm" svg:y1="13.868cm" svg:x2="9.019cm" svg:y2="13.868cm">
          <text:p text:style-name="P2"/>
        </draw:line>
        <draw:line draw:style-name="gr2" draw:text-style-name="P1" draw:layer="layout" svg:x1="6.616cm" svg:y1="19.777cm" svg:x2="9.048cm" svg:y2="19.777cm">
          <text:p text:style-name="P2"/>
        </draw:line>
        <draw:line draw:style-name="gr2" draw:text-style-name="P1" draw:layer="layout" svg:x1="6.567cm" svg:y1="13.871cm" svg:x2="5.9cm" svg:y2="14.539cm">
          <text:p text:style-name="P2"/>
        </draw:line>
        <draw:line draw:style-name="gr2" draw:text-style-name="P1" draw:layer="layout" svg:x1="5.9cm" svg:y1="14.57cm" svg:x2="5.9cm" svg:y2="19.085cm">
          <text:p text:style-name="P2"/>
        </draw:line>
        <draw:ellipse draw:style-name="gr1" draw:text-style-name="P1" draw:layer="layout" svg:width="0.865cm" svg:height="0.829cm" svg:x="6.252cm" svg:y="14.629cm">
          <text:p text:style-name="P2"/>
        </draw:ellipse>
        <draw:ellipse draw:style-name="gr1" draw:text-style-name="P1" draw:layer="layout" svg:width="0.865cm" svg:height="0.829cm" svg:x="6.276cm" svg:y="16.394cm">
          <text:p text:style-name="P2"/>
        </draw:ellipse>
        <draw:ellipse draw:style-name="gr1" draw:text-style-name="P1" draw:layer="layout" svg:width="0.865cm" svg:height="0.829cm" svg:x="6.283cm" svg:y="18.145cm">
          <text:p text:style-name="P2"/>
        </draw:ellipse>
        <draw:frame draw:style-name="gr5" draw:text-style-name="P7" draw:layer="layout" svg:width="5.023cm" svg:height="0.975cm" svg:x="5.351cm" svg:y="19.877cm">
          <draw:text-box>
            <text:p text:style-name="P2"><text:span text:style-name="T2">Female Molex Connector</text:span></text:p>
            <text:p text:style-name="P6"><text:span text:style-name="T2">on Orb</text:span></text:p>
          </draw:text-box>
        </draw:frame>
        <draw:ellipse draw:style-name="gr1" draw:text-style-name="P1" draw:layer="layout" svg:width="0.865cm" svg:height="0.829cm" svg:x="7.753cm" svg:y="14.63cm">
          <text:p text:style-name="P2"/>
        </draw:ellipse>
        <draw:ellipse draw:style-name="gr1" draw:text-style-name="P1" draw:layer="layout" svg:width="0.865cm" svg:height="0.829cm" svg:x="7.777cm" svg:y="16.395cm">
          <text:p text:style-name="P2"/>
        </draw:ellipse>
        <draw:ellipse draw:style-name="gr1" draw:text-style-name="P1" draw:layer="layout" svg:width="0.865cm" svg:height="0.829cm" svg:x="7.784cm" svg:y="18.146cm">
          <text:p text:style-name="P2"/>
        </draw:ellipse>
        <draw:frame draw:style-name="gr5" draw:text-style-name="P7" draw:layer="layout" svg:width="4.972cm" svg:height="4.384cm" svg:x="9.103cm" svg:y="14.594cm">
          <draw:text-box>
            <text:p text:style-name="P2"><text:span text:style-name="T2"><text:s/></text:span><text:span text:style-name="T2">(Wire B: 24V for Motor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(Wire A: Charge Enable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(Wire D: +12V)</text:span></text:p>
          </draw:text-box>
        </draw:frame>
        <draw:rect draw:style-name="gr1" draw:text-style-name="P8" draw:layer="layout" svg:width="14.842cm" svg:height="11.272cm" svg:x="5.882cm" svg:y="0.863cm">
          <text:p text:style-name="P2"/>
        </draw:rect>
        <draw:frame draw:style-name="gr5" draw:text-style-name="P7" draw:layer="layout" svg:width="1.179cm" svg:height="0.975cm" svg:x="4.246cm" svg:y="9.834cm">
          <draw:text-box>
            <text:p text:style-name="P2"><text:span text:style-name="T2">SPU</text:span></text:p>
            <text:p text:style-name="P2"><text:span text:style-name="T2">Dome</text:span></text:p>
          </draw:text-box>
        </draw:frame>
        <draw:frame draw:style-name="gr5" draw:text-style-name="P7" draw:layer="layout" svg:width="1.7cm" svg:height="0.975cm" svg:x="21.204cm" svg:y="9.867cm">
          <draw:text-box>
            <text:p text:style-name="P2"><text:span text:style-name="T2">Steering</text:span></text:p>
            <text:p text:style-name="P2"><text:span text:style-name="T2">Motor</text:span></text:p>
          </draw:text-box>
        </draw:frame>
        <draw:frame draw:style-name="gr5" draw:text-style-name="P7" draw:layer="layout" svg:width="4.887cm" svg:height="0.488cm" svg:x="11.149cm" svg:y="12.479cm">
          <draw:text-box>
            <text:p text:style-name="P2"><text:span text:style-name="T2">Batteries in Battery Tray</text:span></text:p>
          </draw:text-box>
        </draw:frame>
        <draw:rect draw:style-name="gr6" draw:text-style-name="P8" draw:layer="layout" svg:width="3.07cm" svg:height="11.219cm" svg:x="5.908cm" svg:y="0.89cm">
          <text:p text:style-name="P2"/>
        </draw:rect>
        <draw:rect draw:style-name="gr6" draw:text-style-name="P8" draw:layer="layout" svg:width="3.069cm" svg:height="11.219cm" svg:x="17.622cm" svg:y="0.891cm">
          <text:p text:style-name="P2"/>
        </draw:rect>
        <draw:rect draw:style-name="gr6" draw:text-style-name="P8" draw:layer="layout" svg:width="3.628cm" svg:height="8.599cm" draw:transform="rotate (1.5707963267946) translate (9.003cm 4.515cm)">
          <text:p text:style-name="P2"/>
        </draw:rect>
        <draw:rect draw:style-name="gr6" draw:text-style-name="P8" draw:layer="layout" svg:width="3.995cm" svg:height="8.599cm" draw:transform="rotate (1.5707963267946) translate (9.004cm 8.537cm)">
          <text:p text:style-name="P2"/>
        </draw:rect>
        <draw:rect draw:style-name="gr6" draw:text-style-name="P8" draw:layer="layout" svg:width="3.551cm" svg:height="8.599cm" draw:transform="rotate (1.5707963267946) translate (9.003cm 12.114cm)">
          <text:p text:style-name="P2"/>
        </draw:rect>
        <draw:frame draw:style-name="gr5" draw:text-style-name="P9" draw:layer="layout" svg:width="6.022cm" svg:height="1.797cm" svg:x="15.443cm" svg:y="14.878cm">
          <draw:text-box>
            <text:p text:style-name="P2"><text:span text:style-name="T3">Notes:</text:span></text:p>
            <text:p text:style-name="P2"><text:span text:style-name="T4">Drawings not to scale</text:span></text:p>
            <text:p text:style-name="P2"><text:span text:style-name="T4">See schematic for wiring details</text:span></text:p>
            <text:p text:style-name="P2"><text:span text:style-name="T4">Relays are located above battery 5</text:span></text:p>
          </draw:text-box>
        </draw:frame>
        <draw:frame draw:style-name="gr5" draw:text-style-name="P10" draw:layer="layout" svg:width="0.315cm" svg:height="0.649cm" svg:x="19.03cm" svg:y="6.314cm">
          <draw:text-box>
            <text:p text:style-name="P2"><text:span text:style-name="T5">1</text:span></text:p>
          </draw:text-box>
        </draw:frame>
        <draw:frame draw:style-name="gr5" draw:text-style-name="P10" draw:layer="layout" svg:width="0.315cm" svg:height="0.649cm" svg:x="7.836cm" svg:y="6.267cm">
          <draw:text-box>
            <text:p text:style-name="P2"><text:span text:style-name="T5">5</text:span></text:p>
          </draw:text-box>
        </draw:frame>
        <draw:frame draw:style-name="gr5" draw:text-style-name="P10" draw:layer="layout" svg:width="0.315cm" svg:height="0.649cm" svg:x="13.23cm" svg:y="2.414cm">
          <draw:text-box>
            <text:p text:style-name="P2"><text:span text:style-name="T5">2</text:span></text:p>
          </draw:text-box>
        </draw:frame>
        <draw:frame draw:style-name="gr5" draw:text-style-name="P10" draw:layer="layout" svg:width="0.315cm" svg:height="0.649cm" svg:x="13.23cm" svg:y="6.314cm">
          <draw:text-box>
            <text:p text:style-name="P2"><text:span text:style-name="T5">3</text:span></text:p>
          </draw:text-box>
        </draw:frame>
        <draw:frame draw:style-name="gr5" draw:text-style-name="P10" draw:layer="layout" svg:width="0.315cm" svg:height="0.649cm" svg:x="13.23cm" svg:y="10.114cm">
          <draw:text-box>
            <text:p text:style-name="P2"><text:span text:style-name="T5">4</text:span></text:p>
          </draw:text-box>
        </draw:frame>
        <draw:rect draw:style-name="gr7" draw:text-style-name="P11" draw:layer="layout" svg:width="1.27cm" svg:height="1.852cm" svg:x="5.901cm" svg:y="5.674cm">
          <text:p text:style-name="P2"/>
        </draw:rect>
        <draw:rect draw:style-name="gr7" draw:text-style-name="P11" draw:layer="layout" svg:width="1.27cm" svg:height="1.852cm" svg:x="5.873cm" svg:y="3.636cm">
          <text:p text:style-name="P2"/>
        </draw:rect>
        <draw:rect draw:style-name="gr7" draw:text-style-name="P11" draw:layer="layout" svg:width="1.27cm" svg:height="1.852cm" svg:x="5.925cm" svg:y="7.711cm">
          <text:p text:style-name="P2"/>
        </draw:rect>
        <draw:frame draw:style-name="gr5" draw:text-style-name="P7" draw:layer="layout" svg:width="1.966cm" svg:height="0.488cm" svg:x="3.863cm" svg:y="8.378cm">
          <draw:text-box>
            <text:p text:style-name="P2"><text:span text:style-name="T2"><text:s text:c="12"/></text:span><text:span text:style-name="T2">K3</text:span></text:p>
          </draw:text-box>
        </draw:frame>
        <draw:frame draw:style-name="gr5" draw:text-style-name="P7" draw:layer="layout" svg:width="1.966cm" svg:height="0.488cm" svg:x="3.864cm" svg:y="6.378cm">
          <draw:text-box>
            <text:p text:style-name="P2"><text:span text:style-name="T2"><text:s text:c="12"/></text:span><text:span text:style-name="T2">K2</text:span></text:p>
          </draw:text-box>
        </draw:frame>
        <draw:frame draw:style-name="gr5" draw:text-style-name="P7" draw:layer="layout" svg:width="1.966cm" svg:height="0.488cm" svg:x="3.864cm" svg:y="4.278cm">
          <draw:text-box>
            <text:p text:style-name="P2"><text:span text:style-name="T2"><text:s text:c="12"/></text:span><text:span text:style-name="T2">K1</text:span></text:p>
          </draw:text-box>
        </draw:frame>
        <draw:frame draw:style-name="gr5" draw:text-style-name="P12" draw:layer="layout" svg:width="0.455cm" svg:height="0.895cm" svg:x="6.219cm" svg:y="11.082cm">
          <draw:text-box>
            <text:p text:style-name="P2"><text:span text:style-name="T6">+</text:span></text:p>
          </draw:text-box>
        </draw:frame>
        <draw:frame draw:style-name="gr8" draw:text-style-name="P13" draw:layer="layout" svg:width="0.267cm" svg:height="0.895cm" svg:x="8.099cm" svg:y="11.056cm">
          <draw:text-box>
            <text:p text:style-name="P2"><text:span text:style-name="T7">-</text:span></text:p>
          </draw:text-box>
        </draw:frame>
        <draw:frame draw:style-name="gr5" draw:text-style-name="P12" draw:layer="layout" svg:width="0.455cm" svg:height="0.895cm" svg:x="18.02cm" svg:y="11.083cm">
          <draw:text-box>
            <text:p text:style-name="P2"><text:span text:style-name="T6">+</text:span></text:p>
          </draw:text-box>
        </draw:frame>
        <draw:frame draw:style-name="gr8" draw:text-style-name="P13" draw:layer="layout" svg:width="0.267cm" svg:height="0.895cm" svg:x="19.9cm" svg:y="11.057cm">
          <draw:text-box>
            <text:p text:style-name="P2"><text:span text:style-name="T7">-</text:span></text:p>
          </draw:text-box>
        </draw:frame>
        <draw:frame draw:style-name="gr5" draw:text-style-name="P14" draw:layer="layout" svg:width="0.455cm" svg:height="0.895cm" draw:transform="rotate (1.5707963267946) translate (16.446cm 3.703cm)">
          <draw:text-box>
            <text:p text:style-name="P2"><text:span text:style-name="T6">+</text:span></text:p>
          </draw:text-box>
        </draw:frame>
        <draw:frame draw:style-name="gr8" draw:text-style-name="P13" draw:layer="layout" svg:width="0.267cm" svg:height="0.895cm" draw:transform="rotate (1.5707963267946) translate (16.42cm 1.823cm)">
          <draw:text-box>
            <text:p text:style-name="P2"><text:span text:style-name="T7">-</text:span></text:p>
          </draw:text-box>
        </draw:frame>
        <draw:frame draw:style-name="gr5" draw:text-style-name="P14" draw:layer="layout" svg:width="0.455cm" svg:height="0.895cm" draw:transform="rotate (1.5707963267946) translate (16.447cm 7.704cm)">
          <draw:text-box>
            <text:p text:style-name="P2"><text:span text:style-name="T6">+</text:span></text:p>
          </draw:text-box>
        </draw:frame>
        <draw:frame draw:style-name="gr8" draw:text-style-name="P13" draw:layer="layout" svg:width="0.267cm" svg:height="0.895cm" draw:transform="rotate (1.5707963267946) translate (16.421cm 5.824cm)">
          <draw:text-box>
            <text:p text:style-name="P2"><text:span text:style-name="T7">-</text:span></text:p>
          </draw:text-box>
        </draw:frame>
        <draw:frame draw:style-name="gr5" draw:text-style-name="P14" draw:layer="layout" svg:width="0.455cm" svg:height="0.895cm" draw:transform="rotate (1.5707963267946) translate (16.448cm 11.405cm)">
          <draw:text-box>
            <text:p text:style-name="P2"><text:span text:style-name="T6">+</text:span></text:p>
          </draw:text-box>
        </draw:frame>
        <draw:frame draw:style-name="gr8" draw:text-style-name="P13" draw:layer="layout" svg:width="0.267cm" svg:height="0.895cm" draw:transform="rotate (1.5707963267946) translate (16.422cm 9.525cm)">
          <draw:text-box>
            <text:p text:style-name="P2"><text:span text:style-name="T7">-</text:span></text:p>
          </draw:text-box>
        </draw:frame>
        <draw:frame draw:style-name="gr5" draw:text-style-name="P7" draw:layer="layout" svg:width="0.239cm" svg:height="0.488cm" svg:x="6.547cm" svg:y="14.049cm">
          <draw:text-box>
            <text:p text:style-name="P2"><text:span text:style-name="T2">4</text:span></text:p>
          </draw:text-box>
        </draw:frame>
        <draw:frame draw:style-name="gr5" draw:text-style-name="P7" draw:layer="layout" svg:width="0.239cm" svg:height="0.488cm" svg:x="6.547cm" svg:y="15.849cm">
          <draw:text-box>
            <text:p text:style-name="P2"><text:span text:style-name="T2">5</text:span></text:p>
          </draw:text-box>
        </draw:frame>
        <draw:frame draw:style-name="gr5" draw:text-style-name="P7" draw:layer="layout" svg:width="0.239cm" svg:height="0.488cm" svg:x="6.547cm" svg:y="17.649cm">
          <draw:text-box>
            <text:p text:style-name="P2"><text:span text:style-name="T2">6</text:span></text:p>
          </draw:text-box>
        </draw:frame>
        <draw:frame draw:style-name="gr5" draw:text-style-name="P7" draw:layer="layout" svg:width="0.239cm" svg:height="0.488cm" svg:x="8.047cm" svg:y="14.049cm">
          <draw:text-box>
            <text:p text:style-name="P2"><text:span text:style-name="T2">1</text:span></text:p>
          </draw:text-box>
        </draw:frame>
        <draw:frame draw:style-name="gr5" draw:text-style-name="P7" draw:layer="layout" svg:width="0.239cm" svg:height="0.488cm" svg:x="8.047cm" svg:y="15.849cm">
          <draw:text-box>
            <text:p text:style-name="P2"><text:span text:style-name="T2">2</text:span></text:p>
          </draw:text-box>
        </draw:frame>
        <draw:frame draw:style-name="gr5" draw:text-style-name="P7" draw:layer="layout" svg:width="0.239cm" svg:height="0.488cm" svg:x="8.047cm" svg:y="17.649cm">
          <draw:text-box>
            <text:p text:style-name="P2"><text:span text:style-name="T2">3</text:span></text:p>
          </draw:text-box>
        </draw:frame>
        <draw:frame draw:style-name="gr9" draw:text-style-name="P15" draw:layer="layout" svg:width="5.057cm" svg:height="4.384cm" svg:x="0.717cm" svg:y="14.594cm">
          <draw:text-box>
            <text:p text:style-name="P2"><text:span text:style-name="T2"><text:s/></text:span><text:span text:style-name="T2">(Wire C: +24V)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(Wire F:COM) 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<text:s/></text:span><text:span text:style-name="T2">(Wire E: +12V for Electr.)</text:span></text:p>
          </draw:text-box>
        </draw:frame>
        <draw:frame draw:style-name="gr5" draw:text-style-name="P7" draw:layer="layout" svg:width="2.474cm" svg:height="0.488cm" svg:x="6.459cm" svg:y="13.276cm">
          <draw:text-box>
            <text:p text:style-name="P2"><text:span text:style-name="T2">Socket View</text:span></text:p>
          </draw:text-box>
        </draw:frame>
        <draw:frame draw:style-name="gr5" draw:text-style-name="P7" draw:layer="layout" svg:width="1.374cm" svg:height="0.488cm" svg:x="4.209cm" svg:y="3.207cm">
          <draw:text-box>
            <text:p text:style-name="P2"><text:span text:style-name="T2">Relays</text:span></text:p>
          </draw:text-box>
        </draw:frame>
        <draw:line draw:style-name="gr2" draw:text-style-name="P1" draw:layer="layout" svg:x1="6.641cm" svg:y1="19.778cm" svg:x2="5.9cm" svg:y2="19.05cm">
          <text:p text:style-name="P2"/>
        </draw:line>
        <draw:line draw:style-name="gr10" draw:text-style-name="P1" draw:layer="layout" svg:x1="4.842cm" svg:y1="3.784cm" svg:x2="5.609cm" svg:y2="4.1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8-08-12T13:15:36</meta:creation-date>
    <dc:date>2008-08-12T18:44:27</dc:date>
    <dc:language>en-US</dc:language>
    <meta:editing-cycles>20</meta:editing-cycles>
    <meta:editing-duration>PT2H50M36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